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42ba7" officeooo:paragraph-rsid="00042ba7"/>
    </style:style>
    <style:style style:name="P2" style:family="paragraph" style:parent-style-name="Standard">
      <style:text-properties officeooo:rsid="0007b629" officeooo:paragraph-rsid="0007b629"/>
    </style:style>
    <style:style style:name="P3" style:family="paragraph" style:parent-style-name="Standard" style:list-style-name="L1">
      <style:text-properties officeooo:rsid="0007b629" officeooo:paragraph-rsid="0007b629"/>
    </style:style>
    <style:style style:name="P4" style:family="paragraph" style:parent-style-name="Standard" style:list-style-name="L1">
      <style:text-properties officeooo:rsid="00090425" officeooo:paragraph-rsid="00090425"/>
    </style:style>
    <style:style style:name="P5" style:family="paragraph" style:parent-style-name="Standard" style:list-style-name="L1">
      <style:text-properties officeooo:rsid="000a8689" officeooo:paragraph-rsid="000a868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9.32 Apple Macintosh – 1984</text:p>
      <text:p text:style-name="P1"/>
      <text:list xml:id="list2593972265549613416" text:style-name="L1">
        <text:list-item>
          <text:p text:style-name="P3">Propaganda 1984 – George Orwell</text:p>
        </text:list-item>
        <text:list-item>
          <text:p text:style-name="P3">Iniciou em 1979 com Jef Raskin</text:p>
        </text:list-item>
        <text:list-item>
          <text:p text:style-name="P3">Raskin queria chamar de McIntosh, a sua maça favorita, mas já existia um fabricante de equipamentos de áudio com esse nome. Por causa disso foi renomeado para Macintosh, mas ainda assim a Apple teve que pagar para usar o nome.</text:p>
        </text:list-item>
        <text:list-item>
          <text:p text:style-name="P4">Empresas de computadores quebravam a tod momento.</text:p>
        </text:list-item>
        <text:list-item>
          <text:p text:style-name="P4">Diferente do LISA, o Macintosh foi inicialmente pensado para as massas (US$500) e chegou no mercado por US$2.500,00.</text:p>
        </text:list-item>
        <text:list-item>
          <text:p text:style-name="P4">Apple fez propaganda pesada, 39 páginas de anúncio da Newsweek.</text:p>
        </text:list-item>
        <text:list-item>
          <text:p text:style-name="P5">Memória do Macintosh de 128KB era muito pequena para a maioria dos aplicativos, depois foi lançado uma outra versão do Macintosh com 512KB de RAM.</text:p>
        </text:list-item>
        <text:list-item>
          <text:p text:style-name="P5">Mais da metade do preço de venda do Macintosh voltava como lucro para a Apple, o que fez os executivos pensarem que as pessoas estavam dispostas a pagar mais caro por tecnologia melhor. Por causa desse deslize a Apple perdeu a chance de se tornar o padrão da indústria.</text:p>
        </text:list-item>
        <text:list-item>
          <text:p text:style-name="P5">No fim das contas, Apple fez um grande progresso ao introduzir para o grande público ícones, janelas, interface gráfica e mouse.</text:p>
        </text:list-item>
      </text:list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5T22:53:27.054996972</meta:creation-date>
    <dc:date>2016-05-05T23:19:33.247950781</dc:date>
    <meta:editing-duration>PT26M5S</meta:editing-duration>
    <meta:editing-cycles>4</meta:editing-cycles>
    <meta:generator>LibreOffice/5.0.6.1$Linux_X86_64 LibreOffice_project/00$Build-1</meta:generator>
    <meta:document-statistic meta:table-count="0" meta:image-count="0" meta:object-count="0" meta:page-count="1" meta:paragraph-count="10" meta:word-count="193" meta:character-count="1103" meta:non-whitespace-character-count="927"/>
  </office:meta>
</office:document-meta>
</file>